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6*"/>
    </style:style>
    <style:style style:name="Table4.C" style:family="table-column">
      <style:table-column-properties style:column-width="2.308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6*"/>
    </style:style>
    <style:style style:name="Table6.C" style:family="table-column">
      <style:table-column-properties style:column-width="2.308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4*"/>
    </style:style>
    <style:style style:name="Table7.B" style:family="table-column">
      <style:table-column-properties style:column-width="2.3083in" style:rel-column-width="21846*"/>
    </style:style>
    <style:style style:name="Table7.C" style:family="table-column">
      <style:table-column-properties style:column-width="2.308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4*"/>
    </style:style>
    <style:style style:name="Table8.B" style:family="table-column">
      <style:table-column-properties style:column-width="2.3083in" style:rel-column-width="21846*"/>
    </style:style>
    <style:style style:name="Table8.C" style:family="table-column">
      <style:table-column-properties style:column-width="2.308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4*"/>
    </style:style>
    <style:style style:name="Table13.B" style:family="table-column">
      <style:table-column-properties style:column-width="2.3083in" style:rel-column-width="21846*"/>
    </style:style>
    <style:style style:name="Table13.C" style:family="table-column">
      <style:table-column-properties style:column-width="2.3083in" style:rel-column-width="21845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6*"/>
    </style:style>
    <style:style style:name="Table14.C" style:family="table-column">
      <style:table-column-properties style:column-width="2.3083in" style:rel-column-width="2184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4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4.2" style:family="table-row">
      <style:table-row-properties style:min-row-height="0.609in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6*"/>
    </style:style>
    <style:style style:name="Table11.C" style:family="table-column">
      <style:table-column-properties style:column-width="2.308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6*"/>
    </style:style>
    <style:style style:name="Table12.C" style:family="table-column">
      <style:table-column-properties style:column-width="2.308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4812"/>
    </style:style>
    <style:style style:name="P2" style:family="paragraph" style:parent-style-name="Standard">
      <style:text-properties officeooo:paragraph-rsid="001fd7d2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a6bf2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ec4c8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16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17" style:family="paragraph" style:parent-style-name="Text_20_body">
      <style:paragraph-properties fo:line-height="150%"/>
      <style:text-properties style:font-name="Times New Roman" fo:font-size="12pt" fo:font-weight="normal" officeooo:paragraph-rsid="003063e3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9" style:family="paragraph" style:parent-style-name="Text_20_body">
      <style:paragraph-properties fo:line-height="150%"/>
      <style:text-properties officeooo:rsid="0020306f" officeooo:paragraph-rsid="00261611"/>
    </style:style>
    <style:style style:name="P20" style:family="paragraph" style:parent-style-name="Text_20_body">
      <style:paragraph-properties fo:line-height="150%"/>
      <style:text-properties officeooo:rsid="0020306f" officeooo:paragraph-rsid="0026df33"/>
    </style:style>
    <style:style style:name="P21" style:family="paragraph" style:parent-style-name="Text_20_body">
      <style:paragraph-properties fo:line-height="150%"/>
      <style:text-properties officeooo:rsid="0020306f" officeooo:paragraph-rsid="0029a264"/>
    </style:style>
    <style:style style:name="P2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e3e7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ebe19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 fo:text-align="start" style:justify-single-word="false"/>
      <style:text-properties officeooo:paragraph-rsid="00261611"/>
    </style:style>
    <style:style style:name="P2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ec4c8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ec4c8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3063e3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ec4c8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3063e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3063e3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ec4c8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63e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18fd0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08e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c4c8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3063e3" style:font-size-asian="12pt" style:font-size-complex="12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332311" officeooo:paragraph-rsid="00332311" style:font-size-asian="12pt" style:font-size-complex="12pt"/>
    </style:style>
    <style:style style:name="P1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1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11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11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e08e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ec4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318fd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3766d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c4c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8fd0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1611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9" style:family="text">
      <style:text-properties officeooo:rsid="003bc289"/>
    </style:style>
    <style:style style:name="T40" style:family="text">
      <style:text-properties officeooo:rsid="0017a3c0"/>
    </style:style>
    <style:style style:name="T41" style:family="text">
      <style:text-properties officeooo:rsid="00196767"/>
    </style:style>
    <style:style style:name="T42" style:family="text">
      <style:text-properties officeooo:rsid="001a6bf2"/>
    </style:style>
    <style:style style:name="T43" style:family="text">
      <style:text-properties officeooo:rsid="001b4812"/>
    </style:style>
    <style:style style:name="T44" style:family="text">
      <style:text-properties officeooo:rsid="0027c548"/>
    </style:style>
    <style:style style:name="T45" style:family="text">
      <style:text-properties officeooo:rsid="0009bcda"/>
    </style:style>
    <style:style style:name="T46" style:family="text">
      <style:text-properties officeooo:rsid="002cfd32"/>
    </style:style>
    <style:style style:name="T47" style:family="text">
      <style:text-properties officeooo:rsid="002e08e2"/>
    </style:style>
    <style:style style:name="T48" style:family="text">
      <style:text-properties officeooo:rsid="002ec4c8"/>
    </style:style>
    <style:style style:name="T49" style:family="text">
      <style:text-properties officeooo:rsid="003063e3"/>
    </style:style>
    <style:style style:name="T50" style:family="text">
      <style:text-properties officeooo:rsid="00318fd0"/>
    </style:style>
    <style:style style:name="T51" style:family="text">
      <style:text-properties officeooo:rsid="00349e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se Case Specification Table</text:p>
      <text:p text:style-name="P4"><text:bookmark text:name="docs-internal-guid-dbfc93aa-7fff-6a4c-b6ad-91cb1ea94cb3"/><text:span text:style-name="T1">Use case name</text:span><text:span text:style-name="T35"> <text:tab/><text:tab/></text:span><text:span text:style-name="T1">: </text:span><text:span text:style-name="T3">Pesan Tiket</text:span></text:p>
      <text:p text:style-name="P35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47"><text:span text:style-name="T18">Post Condition <text:tab/><text:tab/>: </text:span><text:span text:style-name="T19">1. </text:span><text:span text:style-name="T20">Customer berhasil memesan tiket</text:span></text:p>
      <text:p text:style-name="P34"><text:tab/><text:tab/><text:tab/><text:tab/> <text:s/>2. Customer gagal memesan tiket</text:p>
      <text:p text:style-name="P46"><text:span text:style-name="T3"><text:tab/><text:tab/><text:tab/><text:tab/> <text:s/>3. </text:span><text:span text:style-name="T1">Customer ditolak </text:span></text:p>
      <text:p text:style-name="P26">Successful Condition : <text:span text:style-name="T40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8">Customer</text:p>
          </table:table-cell>
          <table:table-cell table:style-name="Table2.A1" office:value-type="string">
            <text:p text:style-name="P62">System</text:p>
          </table:table-cell>
          <table:table-cell table:style-name="Table2.C1" office:value-type="string">
            <text:p text:style-name="P74">Admin</text:p>
          </table:table-cell>
        </table:table-row>
        <table:table-row>
          <table:table-cell table:style-name="Table2.A2" office:value-type="string">
            <text:p text:style-name="P62">1. <text:span text:style-name="T39">Use case ini dimulai ketika Customer melakukan pemesanan tiket melalui system</text:span></text:p>
          </table:table-cell>
          <table:table-cell table:style-name="Table2.A2" office:value-type="string">
            <text:p text:style-name="P62">2. System memeriksa validitas data</text:p>
          </table:table-cell>
          <table:table-cell table:style-name="Table2.C2" office:value-type="string">
            <text:p text:style-name="P74">4. menerima / menolak customer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>3. System menyimpan data <text:span text:style-name="T40">customer dan meminta persetujuan admin</text:span></text:p>
          </table:table-cell>
          <table:table-cell table:style-name="Table2.C2" office:value-type="string">
            <text:p text:style-name="P62"/>
          </table:table-cell>
        </table:table-row>
        <table:table-row table:style-name="Table2.4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8"><text:span text:style-name="T41">5</text:span>. System menerbitkan kode bayar</text:p>
          </table:table-cell>
          <table:table-cell table:style-name="Table2.C2" office:value-type="string">
            <text:p text:style-name="P58"/>
          </table:table-cell>
        </table:table-row>
      </table:table>
      <text:p text:style-name="P18"/>
      <text:p text:style-name="P12"><text:bookmark text:name="docs-internal-guid-bb1effa6-7fff-0b32-3c28-e6cfc80542fb"/><text:span text:style-name="T1">Alternative Condition 1</text:span><text:span text:style-name="T35"> </text:span><text:span text:style-name="T1">: </text:span><text:span text:style-name="T3">Customer gagal memesan tiket</text:span></text:p>
      <text:p text:style-name="P43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8">Customer</text:p>
          </table:table-cell>
          <table:table-cell table:style-name="Table1.A1" office:value-type="string">
            <text:p text:style-name="P62">System</text:p>
          </table:table-cell>
        </table:table-row>
        <table:table-row>
          <table:table-cell table:style-name="Table1.A1" office:value-type="string">
            <text:p text:style-name="P106"/>
          </table:table-cell>
          <table:table-cell table:style-name="Table1.A1" office:value-type="string">
            <text:p text:style-name="P109">3. System menampilkan pesan e<text:span text:style-name="T42">r</text:span>ror</text:p>
          </table:table-cell>
        </table:table-row>
        <table:table-row>
          <table:table-cell table:style-name="Table1.A3" office:value-type="string">
            <text:p text:style-name="P106"/>
          </table:table-cell>
          <table:table-cell table:style-name="Table1.A3" office:value-type="string">
            <text:p text:style-name="P109">4. Kembali pada proses no 1</text:p>
          </table:table-cell>
        </table:table-row>
      </table:table>
      <text:p text:style-name="P18"/>
      <text:p text:style-name="P13"><text:span text:style-name="T1">Alternative Condition </text:span><text:span text:style-name="T5">2</text:span><text:span text:style-name="T35"> </text:span><text:span text:style-name="T1">: </text:span><text:span text:style-name="T3">Customer </text:span><text:span text:style-name="T5">ditolak</text:span></text:p>
      <text:p text:style-name="P44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9">Customer</text:p>
          </table:table-cell>
          <table:table-cell table:style-name="Table3.A1" office:value-type="string">
            <text:p text:style-name="P63">System</text:p>
          </table:table-cell>
        </table:table-row>
        <table:table-row>
          <table:table-cell table:style-name="Table3.A1" office:value-type="string">
            <text:p text:style-name="P107"/>
          </table:table-cell>
          <table:table-cell table:style-name="Table3.A1" office:value-type="string">
            <text:p text:style-name="P110"><text:span text:style-name="T42">5</text:span>. System menampilkan pesan <text:span text:style-name="T42">bahwa pesanan ditolak</text:span></text:p>
          </table:table-cell>
        </table:table-row>
      </table:table>
      <text:p text:style-name="P3"/>
      <text:p text:style-name="P5"><text:span text:style-name="T1">Use case name</text:span><text:span text:style-name="T35"> <text:tab/><text:tab/></text:span><text:span text:style-name="T1">: </text:span><text:span text:style-name="T6">Bayar Tiket</text:span></text:p>
      <text:p text:style-name="P36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48"><text:span text:style-name="T18">Post Condition <text:tab/><text:tab/>: </text:span><text:span text:style-name="T19">1. </text:span><text:span text:style-name="T20">Customer berhasil me</text:span><text:span text:style-name="T21">mbayar </text:span><text:span text:style-name="T20">tiket</text:span></text:p>
      <text:p text:style-name="P48"><text:span text:style-name="T20"><text:tab/><text:tab/><text:tab/><text:tab/></text:span><text:span text:style-name="T21"> <text:s/>2. </text:span><text:span text:style-name="T20">Customer </text:span><text:span text:style-name="T21">gagal </text:span><text:span text:style-name="T20">me</text:span><text:span text:style-name="T21">mbayar </text:span><text:span text:style-name="T20">tiket</text:span></text:p>
      <text:p text:style-name="P27">Successful Condition : <text:span text:style-name="T40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60">Customer</text:p>
          </table:table-cell>
          <table:table-cell table:style-name="Table4.A1" office:value-type="string">
            <text:p text:style-name="P64">System</text:p>
          </table:table-cell>
          <table:table-cell table:style-name="Table4.C1" office:value-type="string">
            <text:p text:style-name="P75">Admin</text:p>
          </table:table-cell>
        </table:table-row>
        <table:table-row>
          <table:table-cell table:style-name="Table4.A2" office:value-type="string">
            <text:p text:style-name="P64">1. <text:span text:style-name="T39">Use case ini dimulai ketika Customer melakukan pembayaran tiket melalui system</text:span></text:p>
          </table:table-cell>
          <table:table-cell table:style-name="Table4.A2" office:value-type="string">
            <text:p text:style-name="P64">2. System memeriksa validitas data</text:p>
          </table:table-cell>
          <table:table-cell table:style-name="Table4.C2" office:value-type="string">
            <text:p text:style-name="P75">4. menerima / menolak <text:span text:style-name="T43">pembayaran</text:span></text:p>
          </table:table-cell>
        </table:table-row>
        <table:table-row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>3. System menyimpan data <text:span text:style-name="T43">pembayaran dan meneruskan ke <text:s/>admin</text:span></text:p>
          </table:table-cell>
          <table:table-cell table:style-name="Table4.C2" office:value-type="string">
            <text:p text:style-name="P64"/>
          </table:table-cell>
        </table:table-row>
        <table:table-row table:style-name="Table4.4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7">5. System menerbitkan tiket</text:p>
          </table:table-cell>
          <table:table-cell table:style-name="Table4.C2" office:value-type="string">
            <text:p text:style-name="P60"/>
          </table:table-cell>
        </table:table-row>
      </table:table>
      <text:p text:style-name="P1"/>
      <text:p text:style-name="P14"><text:span text:style-name="T1">Alternative Condition 1</text:span><text:span text:style-name="T35"> </text:span><text:span text:style-name="T1">: </text:span><text:span text:style-name="T3">Customer gagal mem</text:span><text:span text:style-name="T6">bayar </text:span><text:span text:style-name="T3">tiket</text:span></text:p>
      <text:p text:style-name="P45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0">Customer</text:p>
          </table:table-cell>
          <table:table-cell table:style-name="Table5.A1" office:value-type="string">
            <text:p text:style-name="P64">System</text:p>
          </table:table-cell>
        </table:table-row>
        <table:table-row>
          <table:table-cell table:style-name="Table5.A1" office:value-type="string">
            <text:p text:style-name="P112">6. Customer memeriksa kembali pembayaran yang telah dilakukan</text:p>
          </table:table-cell>
          <table:table-cell table:style-name="Table5.A1" office:value-type="string">
            <text:p text:style-name="P111"><text:span text:style-name="T43">5</text:span>. System menampilkan pesan e<text:span text:style-name="T42">r</text:span>ror</text:p>
          </table:table-cell>
        </table:table-row>
        <table:table-row>
          <table:table-cell table:style-name="Table5.A3" office:value-type="string">
            <text:p text:style-name="P108"/>
          </table:table-cell>
          <table:table-cell table:style-name="Table5.A3" office:value-type="string">
            <text:p text:style-name="P112">7. Kembali pada proses no 1</text:p>
          </table:table-cell>
        </table:table-row>
      </table:table>
      <text:p text:style-name="P113"/>
      <text:p text:style-name="P6"><text:span text:style-name="T1">Use case name</text:span><text:span text:style-name="T35"> <text:tab/><text:tab/></text:span><text:span text:style-name="T1">: </text:span><text:span text:style-name="T6">B</text:span><text:span text:style-name="T7">atal</text:span><text:span text:style-name="T6"> Tiket</text:span></text:p>
      <text:p text:style-name="P37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49"><text:span text:style-name="T18">Post Condition <text:tab/><text:tab/>: </text:span><text:span text:style-name="T19">1. </text:span><text:span text:style-name="T20">Customer berhasil </text:span><text:span text:style-name="T22">mengajukan pembatalan tiket</text:span></text:p>
      <text:p text:style-name="P28">Successful Condition : <text:span text:style-name="T40">Customer berhasil mengajukan pembatalan tike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Customer</text:p>
          </table:table-cell>
          <table:table-cell table:style-name="Table6.A1" office:value-type="string">
            <text:p text:style-name="P65">System</text:p>
          </table:table-cell>
          <table:table-cell table:style-name="Table6.C1" office:value-type="string">
            <text:p text:style-name="P76">Admin</text:p>
          </table:table-cell>
        </table:table-row>
        <table:table-row>
          <table:table-cell table:style-name="Table6.A2" office:value-type="string">
            <text:p text:style-name="P65">1. <text:span text:style-name="T39">Use case ini dimulai ketika Customer mengajukan pembatalan tiket melalui system</text:span></text:p>
          </table:table-cell>
          <table:table-cell table:style-name="Table6.A2" office:value-type="string">
            <text:p text:style-name="P65">2. System memeriksa validitas data</text:p>
          </table:table-cell>
          <table:table-cell table:style-name="Table6.C2" office:value-type="string">
            <text:p text:style-name="P76">4. menerima / menolak <text:span text:style-name="T43">pembatalan</text:span></text:p>
          </table:table-cell>
        </table:table-row>
        <table:table-row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>3. System menyimpan data <text:span text:style-name="T43">pembayaran dan meneruskan ke <text:s/>admin</text:span></text:p>
          </table:table-cell>
          <table:table-cell table:style-name="Table6.C2" office:value-type="string">
            <text:p text:style-name="P65"/>
          </table:table-cell>
        </table:table-row>
        <table:table-row table:style-name="Table6.4"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78">5. System memberikan hasil pengajuan</text:p>
          </table:table-cell>
          <table:table-cell table:style-name="Table6.C2" office:value-type="string">
            <text:p text:style-name="P61"/>
          </table:table-cell>
        </table:table-row>
      </table:table>
      <text:p text:style-name="P22"/>
      <text:p text:style-name="P7"><text:span text:style-name="T1">Use case name</text:span><text:span text:style-name="T35"> <text:tab/><text:tab/></text:span><text:span text:style-name="T1">: </text:span><text:span text:style-name="T14">Ambil</text:span><text:span text:style-name="T8"> kiriman barang </text:span></text:p>
      <text:p text:style-name="P38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9">men</text:span><text:span text:style-name="T14">gmbil </text:span><text:span text:style-name="T8">barang </text:span></text:p>
      <text:p text:style-name="P50"><text:span text:style-name="T18">Post Condition <text:tab/><text:tab/>: </text:span><text:span text:style-name="T19">1. </text:span><text:span text:style-name="T20">Customer berhasil </text:span><text:span text:style-name="T23">mengmbil barang</text:span></text:p>
      <text:p text:style-name="P50"><text:span text:style-name="T23"><text:tab/><text:tab/><text:tab/><text:tab/> <text:s/>2. Kiriman </text:span><text:span text:style-name="T26">mengalami kerusakan</text:span></text:p>
      <text:p text:style-name="P29">Successful Condition : <text:span text:style-name="T40">Customer berhasil mengmbil barang</text:span>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102">Admin</text:p>
          </table:table-cell>
          <table:table-cell table:style-name="Table7.A1" office:value-type="string">
            <text:p text:style-name="P66">System</text:p>
          </table:table-cell>
          <table:table-cell table:style-name="Table7.C1" office:value-type="string">
            <text:p text:style-name="P102">Customer</text:p>
          </table:table-cell>
        </table:table-row>
        <table:table-row>
          <table:table-cell table:style-name="Table7.A2" office:value-type="string">
            <text:p text:style-name="P91">4. <text:span text:style-name="T47">Admin</text:span> memasukan status penerimaan ke system</text:p>
          </table:table-cell>
          <table:table-cell table:style-name="Table7.A2" office:value-type="string">
            <text:p text:style-name="P81">2. System menampilkan data penerima</text:p>
          </table:table-cell>
          <table:table-cell table:style-name="Table7.C2" office:value-type="string">
            <text:p text:style-name="P73">1. <text:span text:style-name="T39">Use case ini dimulai ketika Customer mengambil barang</text:span></text:p>
          </table:table-cell>
        </table:table-row>
        <table:table-row>
          <table:table-cell table:style-name="Table7.A2" office:value-type="string">
            <text:p text:style-name="P86"/>
          </table:table-cell>
          <table:table-cell table:style-name="Table7.A2" office:value-type="string">
            <text:p text:style-name="P86">5. System menyimpan status barang</text:p>
          </table:table-cell>
          <table:table-cell table:style-name="Table7.C2" office:value-type="string">
            <text:p text:style-name="P85">3. Customer memeriksa barang yang diterima</text:p>
          </table:table-cell>
        </table:table-row>
      </table:table>
      <text:p text:style-name="P23"/>
      <text:p text:style-name="P15"><text:span text:style-name="T1">Alternative Condition 1</text:span><text:span text:style-name="T35"> </text:span><text:span text:style-name="T1">: </text:span><text:span text:style-name="T8">Kiriman </text:span><text:span text:style-name="T9">mengalami kerusakan</text:span></text:p>
      <text:p text:style-name="P55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27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2">Admin</text:p>
          </table:table-cell>
          <table:table-cell table:style-name="Table8.A1" office:value-type="string">
            <text:p text:style-name="P67">System</text:p>
          </table:table-cell>
          <table:table-cell table:style-name="Table8.C1" office:value-type="string">
            <text:p text:style-name="P86">Customer</text:p>
          </table:table-cell>
        </table:table-row>
        <table:table-row table:style-name="Table8.2">
          <table:table-cell table:style-name="Table8.A2" office:value-type="string">
            <text:p text:style-name="P86">5. <text:span text:style-name="T47">Admin</text:span> meng<text:span text:style-name="T48">a</text:span>mbil kembali barang</text:p>
          </table:table-cell>
          <table:table-cell table:style-name="Table8.A2" office:value-type="string">
            <text:p text:style-name="P86">6. System menyimpan status</text:p>
          </table:table-cell>
          <table:table-cell table:style-name="Table8.C2" office:value-type="string">
            <text:p text:style-name="P86">4. Customer mengembalikan barang ke <text:span text:style-name="T47">admin</text:span></text:p>
          </table:table-cell>
        </table:table-row>
      </table:table>
      <text:p text:style-name="P2"/>
      <text:p text:style-name="P10"><text:span text:style-name="T1">Use case name</text:span><text:span text:style-name="T35"> <text:tab/><text:tab/></text:span><text:span text:style-name="T1">: </text:span><text:span text:style-name="T16">Penyerahan</text:span><text:span text:style-name="T8"> barang </text:span><text:span text:style-name="T16">oleh customer</text:span></text:p>
      <text:p text:style-name="P42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15">Mengirim </text:span><text:span text:style-name="T8">barang </text:span></text:p>
      <text:p text:style-name="P54"><text:span text:style-name="T18">Post Condition <text:tab/><text:tab/>: </text:span><text:span text:style-name="T19">1. </text:span><text:span text:style-name="T20">Customer berhasil </text:span><text:span text:style-name="T33">Mengirim</text:span><text:span text:style-name="T23"> barang</text:span></text:p>
      <text:p text:style-name="P54"><text:span text:style-name="T23"><text:tab/><text:tab/><text:tab/><text:tab/> <text:s/>2. Kiriman </text:span><text:span text:style-name="T33">ditolak</text:span></text:p>
      <text:p text:style-name="P33">Successful Condition : <text:span text:style-name="T40">Customer berhasil mengirim barang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3">Admin</text:p>
          </table:table-cell>
          <table:table-cell table:style-name="Table13.A1" office:value-type="string">
            <text:p text:style-name="P72">System</text:p>
          </table:table-cell>
          <table:table-cell table:style-name="Table13.C1" office:value-type="string">
            <text:p text:style-name="P103">Customer</text:p>
          </table:table-cell>
        </table:table-row>
        <table:table-row>
          <table:table-cell table:style-name="Table13.A2" office:value-type="string">
            <text:p text:style-name="P85"><text:span text:style-name="T50">2</text:span>. <text:span text:style-name="T49">Admin</text:span> memeriksa barang yang <text:span text:style-name="T49">akan dikirim</text:span></text:p>
          </table:table-cell>
          <table:table-cell table:style-name="Table13.A2" office:value-type="string">
            <text:p text:style-name="P92"><text:span text:style-name="T50">4</text:span>. System menyimpan <text:span text:style-name="T49">data pengiriman</text:span> barang</text:p>
          </table:table-cell>
          <table:table-cell table:style-name="Table13.C2" office:value-type="string">
            <text:p text:style-name="P73"><text:span text:style-name="T49">1</text:span>. <text:span text:style-name="T39">Use case ini dimulai ketika Customer Mengirim barang</text:span></text:p>
          </table:table-cell>
        </table:table-row>
        <table:table-row>
          <table:table-cell table:style-name="Table13.A2" office:value-type="string">
            <text:p text:style-name="P90"><text:span text:style-name="T50">3</text:span>. <text:span text:style-name="T47">Admin</text:span> memasukan <text:span text:style-name="T49">data pengiriman</text:span> ke system</text:p>
          </table:table-cell>
          <table:table-cell table:style-name="Table13.A2" office:value-type="string">
            <text:p text:style-name="P105">5. Menerbitkan resi <text:span text:style-name="T51">(id)</text:span></text:p>
          </table:table-cell>
          <table:table-cell table:style-name="Table13.C2" office:value-type="string">
            <text:p text:style-name="P85"/>
          </table:table-cell>
        </table:table-row>
      </table:table>
      <text:p text:style-name="P24"/>
      <text:p text:style-name="P17"><text:span text:style-name="T1">Alternative Condition 1</text:span><text:span text:style-name="T35"> </text:span><text:span text:style-name="T1">: </text:span><text:span text:style-name="T8">Kiriman </text:span><text:span text:style-name="T16">ditolak</text:span></text:p>
      <text:p text:style-name="P57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34">ditolak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4">Admin</text:p>
          </table:table-cell>
          <table:table-cell table:style-name="Table14.A1" office:value-type="string">
            <text:p text:style-name="P73">System</text:p>
          </table:table-cell>
          <table:table-cell table:style-name="Table14.C1" office:value-type="string">
            <text:p text:style-name="P91">Customer</text:p>
          </table:table-cell>
        </table:table-row>
        <table:table-row table:style-name="Table14.2">
          <table:table-cell table:style-name="Table14.A2" office:value-type="string">
            <text:p text:style-name="P91"/>
          </table:table-cell>
          <table:table-cell table:style-name="Table14.A2" office:value-type="string">
            <text:p text:style-name="P91"/>
          </table:table-cell>
          <table:table-cell table:style-name="Table14.C2" office:value-type="string">
            <text:p text:style-name="P91">4. <text:span text:style-name="T50">Admin</text:span> mengembalikan barang ke <text:span text:style-name="T50">customer</text:span></text:p>
          </table:table-cell>
        </table:table-row>
      </table:table>
      <text:p text:style-name="P25"><text:span text:style-name="T36">Use case name</text:span><text:span text:style-name="T38"> <text:tab/><text:tab/></text:span><text:span text:style-name="T36">: </text:span><text:span text:style-name="T37">Ganti rute sopir</text:span></text:p>
      <text:p text:style-name="P39"><text:span text:style-name="T1">Pre condition</text:span><text:span text:style-name="T35"> <text:tab/><text:tab/><text:tab/></text:span><text:span text:style-name="T1">: </text:span><text:span text:style-name="T10">Sopir ganti rute perjalanan</text:span></text:p>
      <text:p text:style-name="P51"><text:span text:style-name="T18">Post Condition <text:tab/><text:tab/>: </text:span><text:span text:style-name="T19">1. </text:span><text:span text:style-name="T30">Sopir mendapatkan rute perjalanan</text:span></text:p>
      <text:p text:style-name="P51"><text:span text:style-name="T23"><text:tab/><text:tab/><text:tab/><text:tab/> <text:s/>2. Kiriman </text:span><text:span text:style-name="T26">mengalami kerusakan</text:span></text:p>
      <text:p text:style-name="P30">Successful Condition : <text:span text:style-name="T40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82">Sopir</text:p>
          </table:table-cell>
          <table:table-cell table:style-name="Table9.A1" office:value-type="string">
            <text:p text:style-name="P68">System</text:p>
          </table:table-cell>
          <table:table-cell table:style-name="Table9.C1" office:value-type="string">
            <text:p text:style-name="P93">Admin</text:p>
          </table:table-cell>
        </table:table-row>
        <table:table-row>
          <table:table-cell table:style-name="Table9.A2" office:value-type="string">
            <text:p text:style-name="P68">1. <text:span text:style-name="T39">Use case ini dimulai ketika sopir menyerahkan barang <text:s/></text:span></text:p>
          </table:table-cell>
          <table:table-cell table:style-name="Table9.A2" office:value-type="string">
            <text:p text:style-name="P82">2. System menampilkan data penerima</text:p>
          </table:table-cell>
          <table:table-cell table:style-name="Table9.C2" office:value-type="string">
            <text:p text:style-name="P82">3. Customer memeriksa barang yang diterima</text:p>
          </table:table-cell>
        </table:table-row>
        <table:table-row>
          <table:table-cell table:style-name="Table9.A2" office:value-type="string">
            <text:p text:style-name="P87">4. Sopir memasukan status penerimaan ke system</text:p>
          </table:table-cell>
          <table:table-cell table:style-name="Table9.A2" office:value-type="string">
            <text:p text:style-name="P87">5. System menyimpan status barang</text:p>
          </table:table-cell>
          <table:table-cell table:style-name="Table9.C2" office:value-type="string">
            <text:p text:style-name="P79"/>
          </table:table-cell>
        </table:table-row>
      </table:table>
      <text:p text:style-name="P19"/>
      <text:p text:style-name="P8"><text:span text:style-name="T1">Use case name</text:span><text:span text:style-name="T35"> <text:tab/><text:tab/></text:span><text:span text:style-name="T1">: </text:span><text:span text:style-name="T11">Keberangkatan</text:span></text:p>
      <text:p text:style-name="P40"><text:span text:style-name="T1">Pre condition</text:span><text:span text:style-name="T35"> <text:tab/><text:tab/><text:tab/></text:span><text:span text:style-name="T1">: </text:span><text:span text:style-name="T11">Sopir memulai perjalanan</text:span></text:p>
      <text:p text:style-name="P52"><text:span text:style-name="T18">Post Condition <text:tab/><text:tab/>: </text:span><text:span text:style-name="T19">1. </text:span><text:span text:style-name="T28">Sopir memulai perjalanan</text:span></text:p>
      <text:p text:style-name="P52"><text:span text:style-name="T23"><text:tab/><text:tab/><text:tab/><text:tab/> <text:s/>2. </text:span><text:span text:style-name="T28">Kendaraan mengalami kendala</text:span></text:p>
      <text:p text:style-name="P31">Successful Condition : <text:span text:style-name="T44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3">Sopir</text:p>
          </table:table-cell>
          <table:table-cell table:style-name="Table10.A1" office:value-type="string">
            <text:p text:style-name="P69">System</text:p>
          </table:table-cell>
          <table:table-cell table:style-name="Table10.C1" office:value-type="string">
            <text:p text:style-name="P94">Admin</text:p>
          </table:table-cell>
        </table:table-row>
        <table:table-row>
          <table:table-cell table:style-name="Table10.A2" office:value-type="string">
            <text:p text:style-name="P96">1. <text:span text:style-name="T39">Use case ini dimulai ketika sopir </text:span>akan memulai perjalanan</text:p>
          </table:table-cell>
          <table:table-cell table:style-name="Table10.A2" office:value-type="string">
            <text:p text:style-name="P98">2. System memberikan informasi perjalanan ke sopir</text:p>
          </table:table-cell>
          <table:table-cell table:style-name="Table10.C2" office:value-type="string">
            <text:p text:style-name="P98">3. Admin memberikan data data perjalanan ke sopir</text:p>
          </table:table-cell>
        </table:table-row>
        <table:table-row>
          <table:table-cell table:style-name="Table10.A2" office:value-type="string">
            <text:p text:style-name="P100">4. Sopir melakukan perjalanan</text:p>
          </table:table-cell>
          <table:table-cell table:style-name="Table10.A2" office:value-type="string">
            <text:p text:style-name="P88"/>
          </table:table-cell>
          <table:table-cell table:style-name="Table10.C2" office:value-type="string">
            <text:p text:style-name="P80"/>
          </table:table-cell>
        </table:table-row>
      </table:table>
      <text:p text:style-name="P20"/>
      <text:p text:style-name="P16"><text:span text:style-name="T1">Alternative Condition 1</text:span><text:span text:style-name="T35"> </text:span><text:span text:style-name="T1">: </text:span><text:span text:style-name="T12">Kendaraan mengalami kendala</text:span></text:p>
      <text:p text:style-name="P56"><text:span text:style-name="T18">Pre Condition : </text:span><text:span text:style-name="T24">Pada langkah ke </text:span><text:span text:style-name="T29">1</text:span><text:span text:style-name="T24"> </text:span><text:span text:style-name="T29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9">Sopir</text:p>
          </table:table-cell>
          <table:table-cell table:style-name="Table11.A1" office:value-type="string">
            <text:p text:style-name="P70">System</text:p>
          </table:table-cell>
          <table:table-cell table:style-name="Table11.C1" office:value-type="string">
            <text:p text:style-name="P100">Admin</text:p>
          </table:table-cell>
        </table:table-row>
        <table:table-row table:style-name="Table11.2">
          <table:table-cell table:style-name="Table11.A2" office:value-type="string">
            <text:p text:style-name="P100">2. Sopir melapor ke admin</text:p>
          </table:table-cell>
          <table:table-cell table:style-name="Table11.A2" office:value-type="string">
            <text:p text:style-name="P100">4. Memberikan data kendaraan yang tersedia</text:p>
          </table:table-cell>
          <table:table-cell table:style-name="Table11.C2" office:value-type="string">
            <text:p text:style-name="P100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101">6. Kembali ke proses no. 1</text:p>
          </table:table-cell>
          <table:table-cell table:style-name="Table11.A3" office:value-type="string">
            <text:p text:style-name="P89"/>
          </table:table-cell>
          <table:table-cell table:style-name="Table11.C3" office:value-type="string">
            <text:p text:style-name="P101">5. Admin memberikan kendaraan pengganti ke sopir</text:p>
          </table:table-cell>
        </table:table-row>
      </table:table>
      <text:p text:style-name="P9"><text:span text:style-name="T1"/></text:p>
      <text:p text:style-name="P9"><text:span text:style-name="T1">Use case name</text:span><text:span text:style-name="T35"> <text:tab/><text:tab/></text:span><text:span text:style-name="T1">: </text:span><text:span text:style-name="T17">Kedatangan </text:span></text:p>
      <text:p text:style-name="P41"><text:span text:style-name="T1">Pre condition</text:span><text:span text:style-name="T35"> <text:tab/><text:tab/><text:tab/></text:span><text:span text:style-name="T1">: </text:span><text:span text:style-name="T11">Sopir </text:span><text:span text:style-name="T13">sampai tujuan</text:span></text:p>
      <text:p text:style-name="P53"><text:span text:style-name="T18">Post Condition <text:tab/><text:tab/>: </text:span><text:span text:style-name="T19">1. </text:span><text:span text:style-name="T31">Sopir </text:span><text:span text:style-name="T30">sampai tujuan</text:span></text:p>
      <text:p text:style-name="P32">Successful Condition : <text:span text:style-name="T45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4">Sopir</text:p>
          </table:table-cell>
          <table:table-cell table:style-name="Table12.A1" office:value-type="string">
            <text:p text:style-name="P71">System</text:p>
          </table:table-cell>
          <table:table-cell table:style-name="Table12.C1" office:value-type="string">
            <text:p text:style-name="P95">Admin</text:p>
          </table:table-cell>
        </table:table-row>
        <table:table-row>
          <table:table-cell table:style-name="Table12.A2" office:value-type="string">
            <text:p text:style-name="P97">1. <text:span text:style-name="T39">Use case ini dimulai ketika </text:span><text:span text:style-name="T19"><text:s/></text:span><text:span text:style-name="T31">Sopir </text:span><text:span text:style-name="T30">sampai tujuan </text:span><text:span text:style-name="T32">dan lapor melalui system</text:span></text:p>
          </table:table-cell>
          <table:table-cell table:style-name="Table12.A2" office:value-type="string">
            <text:p text:style-name="P99">2. System memberikan informasi <text:span text:style-name="T46">perjalanan</text:span> <text:span text:style-name="T46">ke admin</text:span></text:p>
          </table:table-cell>
          <table:table-cell table:style-name="Table12.C2" office:value-type="string">
            <text:p text:style-name="P99">3. <text:span text:style-name="T46">Admin menerima laporan dan melakukan tindakan jika diperlukan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3T19:11:39.499646370</dc:date>
    <meta:editing-duration>PT2H6M38S</meta:editing-duration>
    <meta:editing-cycles>25</meta:editing-cycles>
    <meta:generator>LibreOffice/6.0.6.2$Linux_X86_64 LibreOffice_project/00m0$Build-2</meta:generator>
    <meta:document-statistic meta:table-count="14" meta:image-count="0" meta:object-count="0" meta:page-count="4" meta:paragraph-count="143" meta:word-count="754" meta:character-count="5011" meta:non-whitespace-character-count="4292"/>
  </office:meta>
</office:document-meta>
</file>